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1000000010AACA058E64F7EB40.png" manifest:media-type="image/png"/>
  <manifest:file-entry manifest:full-path="Pictures/100002010000001000000010E6587DB28254CFF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TAMSTW+TimesNewRoman" svg:font-family="TAMSTW+TimesNewRoman"/>
    <style:font-face style:name="WFRXYX+Calibri" svg:font-family="WFRXYX+Calibri"/>
    <style:font-face style:name="Lucida Sans1" svg:font-family="'Lucida Sans'" style:font-family-generic="swiss"/>
    <style:font-face style:name="Calibri3" svg:font-family="Calibri" style:font-pitch="variable"/>
    <style:font-face style:name="NewsGotT" svg:font-family="NewsGotT" style:font-pitch="variable"/>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Negrita" style:font-family-generic="swiss" style:font-pitch="variable"/>
    <style:font-face style:name="Calibri4" svg:font-family="Calibri" style:font-family-generic="swiss" style:font-pitch="variable"/>
    <style:font-face style:name="Calibri1" svg:font-family="Calibri, 'Century Gothic'"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a3" style:family="table">
      <style:table-properties style:width="16.909cm" fo:margin-left="0.092cm" fo:margin-right="0cm" fo:break-before="auto" fo:break-after="auto" table:align="margins" fo:background-color="transparent" fo:keep-with-next="auto" style:may-break-between-rows="false" style:writing-mode="page">
        <style:background-image/>
      </style:table-properties>
    </style:style>
    <style:style style:name="Tabla3.A" style:family="table-column">
      <style:table-column-properties style:column-width="16.909cm" style:rel-column-width="65535*"/>
    </style:style>
    <style:style style:name="Tabla3.1" style:family="table-row">
      <style:table-row-properties style:min-row-height="0.601cm"/>
    </style:style>
    <style:style style:name="Tabla3.A1" style:family="table-cell">
      <style:table-cell-properties style:vertical-align="middle" fo:background-color="#cfe7f5" fo:padding="0.097cm" fo:border="0.05pt solid #000000">
        <style:background-image/>
      </style:table-cell-properties>
    </style:style>
    <style:style style:name="Tabla3.A2"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P1" style:family="paragraph" style:parent-style-name="Standard_20__28_user_29_">
      <style:text-properties fo:color="#000000" loext:opacity="100%" style:font-name="Arial1" fo:font-size="10pt" fo:font-style="italic" officeooo:paragraph-rsid="001f449d" style:font-size-asian="10pt" style:font-style-asian="italic" style:font-size-complex="10pt" style:font-style-complex="italic"/>
    </style:style>
    <style:style style:name="P2" style:family="paragraph" style:parent-style-name="Standard_20__28_user_29_">
      <style:paragraph-properties fo:text-align="end" style:justify-single-word="false"/>
      <style:text-properties fo:color="#000000" loext:opacity="100%" style:font-name="Arial1" fo:font-size="10pt" fo:font-style="italic" officeooo:paragraph-rsid="001f449d" style:font-size-asian="10pt" style:font-style-asian="italic" style:font-size-complex="10pt" style:font-style-complex="italic"/>
    </style:style>
    <style:style style:name="P3" style:family="paragraph" style:parent-style-name="Standard_20__28_user_29_">
      <style:paragraph-properties fo:text-align="end" style:justify-single-word="false"/>
      <style:text-properties fo:color="#000000" loext:opacity="100%" style:font-name="Arial1" fo:font-size="8pt" fo:font-style="italic" officeooo:paragraph-rsid="001f449d" style:font-size-asian="8pt" style:font-style-asian="italic" style:font-size-complex="8pt" style:font-style-complex="italic"/>
    </style:style>
    <style:style style:name="P4" style:family="paragraph" style:parent-style-name="Standard_20__28_user_29_">
      <style:paragraph-properties fo:text-align="end" style:justify-single-word="false"/>
      <style:text-properties style:font-name="Arial1" fo:font-size="10pt" fo:font-style="italic" officeooo:paragraph-rsid="001f449d" style:font-size-asian="10pt" style:font-style-asian="italic" style:font-size-complex="10pt" style:font-style-complex="italic"/>
    </style:style>
    <style:style style:name="P5" style:family="paragraph" style:parent-style-name="Standard">
      <style:paragraph-properties fo:line-height="100%" fo:text-align="center" style:justify-single-word="false"/>
      <style:text-properties fo:color="#000000" loext:opacity="100%" style:font-name="Arial" fo:font-size="10pt" fo:language="es" fo:country="ES" fo:font-style="normal" style:text-underline-style="none" fo:font-weight="bold" officeooo:rsid="0024a0da" officeooo:paragraph-rsid="003038de" fo:background-color="transparent" style:font-size-asian="10pt" style:font-weight-asian="bold" style:font-size-complex="10pt" style:font-weight-complex="bold"/>
    </style:style>
    <style:style style:name="P6" style:family="paragraph" style:parent-style-name="Standard">
      <style:text-properties fo:color="#000000" loext:opacity="100%" style:font-name="Arial" fo:font-size="10pt" officeooo:paragraph-rsid="00362ce6" style:font-size-asian="10pt" style:font-size-complex="10pt"/>
    </style:style>
    <style:style style:name="P7" style:family="paragraph" style:parent-style-name="Text_20_body_20__28_user_29_">
      <style:paragraph-properties fo:text-align="justify" style:justify-single-word="false"/>
      <style:text-properties style:font-name="Arial1" fo:font-size="8pt" fo:font-weight="bold" fo:background-color="#ffff00" style:font-size-asian="8pt" style:font-weight-asian="bold" style:font-size-complex="8pt" style:font-weight-complex="bold"/>
    </style:style>
    <style:style style:name="P8" style:family="paragraph" style:parent-style-name="Text_20_body_20__28_user_29_">
      <style:paragraph-properties fo:text-align="justify" style:justify-single-word="false"/>
      <style:text-properties fo:color="#000000" loext:opacity="100%" style:font-name="Arial" fo:font-size="10pt" style:font-size-asian="10pt" style:font-size-complex="10pt"/>
    </style:style>
    <style:style style:name="P9" style:family="paragraph" style:parent-style-name="Text_20_body_20__28_user_29_">
      <style:paragraph-properties fo:text-align="justify" style:justify-single-word="false"/>
      <style:text-properties fo:color="#000000" loext:opacity="100%" style:font-name="Arial" fo:font-size="10pt" officeooo:rsid="0012e3c8" officeooo:paragraph-rsid="0037852f" style:font-size-asian="10pt" style:font-size-complex="10pt"/>
    </style:style>
    <style:style style:name="P10" style:family="paragraph" style:parent-style-name="Text_20_body_20__28_user_29_">
      <style:paragraph-properties fo:text-align="justify" style:justify-single-word="false"/>
      <style:text-properties fo:color="#000000" loext:opacity="100%" style:font-name="Arial" fo:font-size="10pt" officeooo:paragraph-rsid="001f449d" style:font-size-asian="10pt" style:font-name-complex="Arial4" style:font-size-complex="10pt"/>
    </style:style>
    <style:style style:name="P11" style:family="paragraph" style:parent-style-name="Standard_20__28_user_29_">
      <style:paragraph-properties fo:margin-top="0cm" fo:margin-bottom="0.212cm" style:contextual-spacing="false" fo:text-align="center" style:justify-single-word="false"/>
      <style:text-properties fo:color="#000000" loext:opacity="100%" style:font-name="Arial" fo:font-size="10pt" fo:font-weight="bold" officeooo:rsid="0012e3c8" officeooo:paragraph-rsid="0012e3c8" style:font-size-asian="10pt" style:font-weight-asian="bold" style:font-name-complex="Arial4" style:font-size-complex="10pt" style:font-weight-complex="bold"/>
    </style:style>
    <style:style style:name="P12" style:family="paragraph" style:parent-style-name="Standard_20__28_user_29_">
      <style:paragraph-properties fo:margin-top="0cm" fo:margin-bottom="0.212cm" style:contextual-spacing="false" fo:text-align="justify" style:justify-single-word="false"/>
      <style:text-properties fo:color="#000000" loext:opacity="100%" style:font-name="Arial" fo:font-size="10pt" officeooo:paragraph-rsid="00279f3c" style:font-size-asian="10pt" style:font-name-complex="Arial4" style:font-size-complex="10pt"/>
    </style:style>
    <style:style style:name="P13" style:family="paragraph" style:parent-style-name="Standard_20__28_user_29_">
      <style:paragraph-properties fo:margin-top="0cm" fo:margin-bottom="0.212cm" style:contextual-spacing="false" fo:text-align="justify" style:justify-single-word="false"/>
      <style:text-properties fo:color="#000000" loext:opacity="100%" style:font-name="Arial" fo:font-size="10pt" officeooo:rsid="001541bd" style:font-size-asian="10pt" style:font-name-complex="Arial4" style:font-size-complex="10pt"/>
    </style:style>
    <style:style style:name="P14" style:family="paragraph" style:parent-style-name="Standard_20__28_user_29_">
      <style:paragraph-properties fo:margin-top="0cm" fo:margin-bottom="0.212cm" style:contextual-spacing="false" fo:text-align="justify" style:justify-single-word="false"/>
      <style:text-properties fo:color="#000000" loext:opacity="100%" style:font-name="Arial" fo:font-size="10pt" officeooo:rsid="001541bd" officeooo:paragraph-rsid="002f6d7c" style:font-size-asian="10pt" style:font-name-complex="Arial4" style:font-size-complex="10pt"/>
    </style:style>
    <style:style style:name="P15" style:family="paragraph" style:parent-style-name="Standard_20__28_user_29_">
      <style:paragraph-properties fo:margin-top="0cm" fo:margin-bottom="0.212cm" style:contextual-spacing="false" fo:text-align="justify" style:justify-single-word="false"/>
      <style:text-properties fo:color="#000000" loext:opacity="100%" style:font-name="Arial" fo:font-size="10pt" officeooo:rsid="001541bd" officeooo:paragraph-rsid="0032cd11" style:font-size-asian="10pt" style:font-name-complex="Arial4" style:font-size-complex="10pt"/>
    </style:style>
    <style:style style:name="P16" style:family="paragraph" style:parent-style-name="Standard_20__28_user_29_">
      <style:paragraph-properties fo:margin-top="0cm" fo:margin-bottom="0.212cm" style:contextual-spacing="false" fo:text-align="justify" style:justify-single-word="false"/>
      <style:text-properties fo:color="#000000" loext:opacity="100%" style:font-name="Arial" fo:font-size="10pt" officeooo:rsid="001541bd" officeooo:paragraph-rsid="0037852f" style:font-size-asian="10pt" style:font-name-complex="Arial4" style:font-size-complex="10pt"/>
    </style:style>
    <style:style style:name="P17" style:family="paragraph" style:parent-style-name="Standard_20__28_user_29_">
      <style:paragraph-properties fo:margin-top="0cm" fo:margin-bottom="0.212cm" style:contextual-spacing="false" fo:text-align="justify" style:justify-single-word="false"/>
      <style:text-properties fo:color="#000000" loext:opacity="100%" style:font-name="Arial" fo:font-size="10pt" officeooo:rsid="001541bd" officeooo:paragraph-rsid="004322e2" style:font-size-asian="10pt" style:font-name-complex="Arial4" style:font-size-complex="10pt"/>
    </style:style>
    <style:style style:name="P18" style:family="paragraph" style:parent-style-name="Standard_20__28_user_29_">
      <style:paragraph-properties fo:margin-top="0cm" fo:margin-bottom="0.212cm" style:contextual-spacing="false" fo:text-align="justify" style:justify-single-word="false"/>
      <style:text-properties fo:color="#000000" loext:opacity="100%" style:font-name="Arial" fo:font-size="10pt" officeooo:rsid="002e3ce2" officeooo:paragraph-rsid="002e3ce2" style:font-size-asian="10pt" style:font-name-complex="Arial4" style:font-size-complex="10pt"/>
    </style:style>
    <style:style style:name="P19" style:family="paragraph" style:parent-style-name="Standard_20__28_user_29_">
      <style:paragraph-properties fo:margin-top="0cm" fo:margin-bottom="0.212cm" style:contextual-spacing="false" fo:text-align="justify" style:justify-single-word="false"/>
      <style:text-properties fo:color="#000000" loext:opacity="100%" style:font-name="Arial" fo:font-size="10pt" officeooo:rsid="00373d94" officeooo:paragraph-rsid="0037f68a" style:font-size-asian="10pt" style:font-name-complex="Arial4" style:font-size-complex="10pt"/>
    </style:style>
    <style:style style:name="P20" style:family="paragraph" style:parent-style-name="Standard_20__28_user_29_">
      <style:paragraph-properties fo:margin-top="0cm" fo:margin-bottom="0.212cm" style:contextual-spacing="false" fo:text-align="justify" style:justify-single-word="false"/>
      <style:text-properties fo:color="#000000" loext:opacity="100%" style:font-name="Arial" fo:font-size="10pt" officeooo:rsid="001541bd" fo:background-color="transparent" style:font-size-asian="10pt" style:font-name-complex="Arial4" style:font-size-complex="10pt"/>
    </style:style>
    <style:style style:name="P21" style:family="paragraph" style:parent-style-name="Standard_20__28_user_29_">
      <style:paragraph-properties fo:margin-top="0cm" fo:margin-bottom="0.212cm" style:contextual-spacing="false" fo:text-align="justify" style:justify-single-word="false"/>
      <style:text-properties fo:color="#000000" loext:opacity="100%" style:font-name="Arial" fo:font-size="10pt" officeooo:rsid="001541bd" officeooo:paragraph-rsid="0032cd11" fo:background-color="transparent" style:font-size-asian="10pt" style:font-name-complex="Arial4" style:font-size-complex="10pt"/>
    </style:style>
    <style:style style:name="P22" style:family="paragraph" style:parent-style-name="Standard_20__28_user_29_">
      <style:paragraph-properties fo:margin-top="0cm" fo:margin-bottom="0.212cm" style:contextual-spacing="false" fo:text-align="justify" style:justify-single-word="false"/>
      <style:text-properties fo:color="#000000" loext:opacity="100%" style:font-name="Arial" fo:font-size="10pt" officeooo:rsid="00308b62" officeooo:paragraph-rsid="004322e2" style:letter-kerning="true" style:font-name-asian="SimSun" style:font-size-asian="10pt" style:language-asian="zh" style:country-asian="CN" style:font-name-complex="Arial4" style:font-size-complex="10pt" style:language-complex="hi" style:country-complex="IN" style:font-weight-complex="bold"/>
    </style:style>
    <style:style style:name="P23" style:family="paragraph" style:parent-style-name="Standard_20__28_user_29_">
      <style:paragraph-properties fo:margin-top="0cm" fo:margin-bottom="0.212cm" style:contextual-spacing="false" fo:text-align="justify" style:justify-single-word="false"/>
      <style:text-properties fo:color="#3465a4" loext:opacity="100%" style:font-name="Arial" fo:font-size="10pt" fo:font-weight="bold" officeooo:rsid="001541bd" fo:background-color="transparent" style:font-size-asian="10pt" style:font-weight-asian="bold" style:font-name-complex="Arial4" style:font-size-complex="10pt" style:font-weight-complex="bold"/>
    </style:style>
    <style:style style:name="P24" style:family="paragraph" style:parent-style-name="Standard_20__28_user_29_">
      <style:paragraph-properties fo:margin-top="0cm" fo:margin-bottom="0.212cm" style:contextual-spacing="false" fo:text-align="justify" style:justify-single-word="false"/>
    </style:style>
    <style:style style:name="P25" style:family="paragraph" style:parent-style-name="Standard_20__28_user_29_">
      <style:paragraph-properties fo:margin-top="0cm" fo:margin-bottom="0.212cm" style:contextual-spacing="false" fo:text-align="justify" style:justify-single-word="false"/>
      <style:text-properties officeooo:paragraph-rsid="001541bd"/>
    </style:style>
    <style:style style:name="P26" style:family="paragraph" style:parent-style-name="Standard">
      <style:paragraph-properties fo:margin-top="0cm" fo:margin-bottom="0.212cm" style:contextual-spacing="false" fo:text-align="justify" style:justify-single-word="false"/>
      <style:text-properties fo:color="#000000" loext:opacity="100%" style:font-name="Arial" fo:font-size="10pt" officeooo:rsid="00391807" officeooo:paragraph-rsid="003038de" style:letter-kerning="true" style:font-name-asian="SimSun" style:font-size-asian="10pt" style:language-asian="zh" style:country-asian="CN" style:font-name-complex="Arial4" style:font-size-complex="10pt" style:language-complex="hi" style:country-complex="IN" style:font-weight-complex="bold"/>
    </style:style>
    <style:style style:name="P27" style:family="paragraph" style:parent-style-name="Standard">
      <style:paragraph-properties fo:margin-top="0cm" fo:margin-bottom="0.212cm" style:contextual-spacing="false" fo:text-align="justify" style:justify-single-word="false">
        <style:tab-stops>
          <style:tab-stop style:position="0.286cm"/>
        </style:tab-stops>
      </style:paragraph-properties>
      <style:text-properties fo:color="#000000" loext:opacity="100%" style:font-name="Arial" fo:font-size="10pt" officeooo:rsid="002ef15d" officeooo:paragraph-rsid="004322e2" style:font-size-asian="10pt" style:font-name-complex="WFRXYX+Calibri" style:font-size-complex="10pt"/>
    </style:style>
    <style:style style:name="P28" style:family="paragraph" style:parent-style-name="Text_20_body">
      <style:paragraph-properties fo:margin-top="0cm" fo:margin-bottom="0.212cm" style:contextual-spacing="false" fo:text-align="justify"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045ec7f" officeooo:paragraph-rsid="001f449d"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ext_20_body_20__28_user_29_">
      <style:paragraph-properties fo:margin-top="0cm" fo:margin-bottom="0.21cm" style:contextual-spacing="false" fo:line-height="100%" fo:text-align="center" style:justify-single-word="false"/>
      <style:text-properties fo:color="#000000" loext:opacity="100%" style:font-name="Arial" fo:font-size="10pt" officeooo:paragraph-rsid="00362ce6" style:font-size-asian="10pt" style:font-size-complex="10pt"/>
    </style:style>
    <style:style style:name="P30" style:family="paragraph" style:parent-style-name="Text_20_body_20__28_user_29_">
      <style:paragraph-properties fo:margin-top="0cm" fo:margin-bottom="0.21cm" style:contextual-spacing="false" fo:text-align="center" style:justify-single-word="false"/>
      <style:text-properties fo:color="#000000" loext:opacity="100%" style:font-name="Arial" fo:font-size="10pt" officeooo:paragraph-rsid="00362ce6" style:font-size-asian="10pt" style:font-name-complex="Arial4" style:font-size-complex="10pt"/>
    </style:style>
    <style:style style:name="P31" style:family="paragraph" style:parent-style-name="Table_20_Contents">
      <loext:graphic-properties draw:fill="solid" draw:fill-color="#ffffff" draw:opacity="100%"/>
      <style:paragraph-properties fo:line-height="100%" fo:text-align="justify" style:justify-single-word="false" fo:background-color="#ffffff"/>
      <style:text-properties fo:color="#000000" loext:opacity="100%" style:font-name="Arial" fo:font-size="10pt" fo:language="es" fo:country="ES" fo:font-style="normal" style:text-underline-style="none" fo:font-weight="normal" officeooo:paragraph-rsid="0046167a" fo:background-color="transparent" style:font-size-asian="10pt" style:font-weight-asian="normal" style:font-size-complex="10pt" style:font-weight-complex="normal"/>
    </style:style>
    <style:style style:name="P32" style:family="paragraph" style:parent-style-name="Text_20_body_20__28_user_29_" style:master-page-name="Standard">
      <style:paragraph-properties fo:text-align="center" style:justify-single-word="false" style:page-number="auto"/>
      <style:text-properties style:font-name="Arial1" fo:font-size="11pt" fo:font-style="italic" fo:font-weight="bold" officeooo:paragraph-rsid="003ac3c9" style:font-size-asian="11pt" style:font-style-asian="italic" style:font-weight-asian="bold" style:font-size-complex="11pt" style:font-weight-complex="bold"/>
    </style:style>
    <style:style style:name="P33" style:family="paragraph" style:parent-style-name="Standard_20__28_user_29_" style:list-style-name="L1">
      <style:paragraph-properties fo:margin-top="0cm" fo:margin-bottom="0.212cm" style:contextual-spacing="false" fo:text-align="justify" style:justify-single-word="false"/>
      <style:text-properties fo:color="#000000" loext:opacity="100%" style:font-name="Arial" fo:font-size="10pt" officeooo:rsid="0041974c" officeooo:paragraph-rsid="002e3ce2" style:letter-kerning="true" style:font-name-asian="SimSun" style:font-size-asian="10pt" style:language-asian="zh" style:country-asian="CN" style:font-name-complex="Arial4" style:font-size-complex="10pt" style:language-complex="hi" style:country-complex="IN" style:font-weight-complex="bold"/>
    </style:style>
    <style:style style:name="P34" style:family="paragraph" style:parent-style-name="Standard_20__28_user_29_" style:list-style-name="L1">
      <style:paragraph-properties fo:margin-top="0cm" fo:margin-bottom="0.212cm" style:contextual-spacing="false" fo:text-align="justify" style:justify-single-word="false"/>
      <style:text-properties fo:color="#000000" loext:opacity="100%" style:font-name="Arial" fo:font-size="10pt" officeooo:rsid="0041974c" officeooo:paragraph-rsid="004322e2" style:letter-kerning="true" style:font-name-asian="SimSun" style:font-size-asian="10pt" style:language-asian="zh" style:country-asian="CN" style:font-name-complex="Arial4" style:font-size-complex="10pt" style:language-complex="hi" style:country-complex="IN" style:font-weight-complex="bold"/>
    </style:style>
    <style:style style:name="P35" style:family="paragraph" style:parent-style-name="Standard_20__28_user_29_" style:list-style-name="L1">
      <style:paragraph-properties fo:margin-top="0cm" fo:margin-bottom="0.212cm" style:contextual-spacing="false" fo:text-align="justify" style:justify-single-word="false"/>
      <style:text-properties fo:color="#000000" loext:opacity="100%" style:font-name="Arial" fo:font-size="10pt" officeooo:rsid="0041974c" officeooo:paragraph-rsid="004533a4" style:letter-kerning="true" style:font-name-asian="SimSun" style:font-size-asian="10pt" style:language-asian="zh" style:country-asian="CN" style:font-name-complex="Arial4" style:font-size-complex="10pt" style:language-complex="hi" style:country-complex="IN" style:font-weight-complex="bold"/>
    </style:style>
    <style:style style:name="P36" style:family="paragraph" style:parent-style-name="Standard_20__28_user_29_" style:list-style-name="L1">
      <style:paragraph-properties fo:margin-top="0cm" fo:margin-bottom="0.212cm" style:contextual-spacing="false" fo:text-align="justify" style:justify-single-word="false"/>
      <style:text-properties fo:color="#000000" loext:opacity="100%" style:font-name="Arial" fo:font-size="10pt" officeooo:rsid="0043f84b" officeooo:paragraph-rsid="0043f84b" style:letter-kerning="true" style:font-name-asian="SimSun" style:font-size-asian="10pt" style:language-asian="zh" style:country-asian="CN" style:font-name-complex="Arial4" style:font-size-complex="10pt" style:language-complex="hi" style:country-complex="IN" style:font-weight-complex="bold"/>
    </style:style>
    <style:style style:name="P37" style:family="paragraph" style:parent-style-name="Standard_20__28_user_29_" style:list-style-name="L2">
      <style:paragraph-properties fo:margin-top="0cm" fo:margin-bottom="0.212cm" style:contextual-spacing="false" fo:text-align="justify" style:justify-single-word="false"/>
      <style:text-properties fo:color="#000000" loext:opacity="100%" style:font-name="Arial" fo:font-size="10pt" officeooo:rsid="001541bd" style:font-size-asian="10pt" style:font-name-complex="Arial4" style:font-size-complex="10pt"/>
    </style:style>
    <style:style style:name="P38" style:family="paragraph" style:parent-style-name="Standard_20__28_user_29_" style:list-style-name="L2">
      <style:paragraph-properties fo:margin-top="0cm" fo:margin-bottom="0.212cm" style:contextual-spacing="false" fo:text-align="justify" style:justify-single-word="false"/>
      <style:text-properties fo:color="#000000" loext:opacity="100%" style:font-name="Arial" fo:font-size="10pt" officeooo:rsid="001541bd" officeooo:paragraph-rsid="0037852f" style:font-size-asian="10pt" style:font-name-complex="Arial4" style:font-size-complex="10pt"/>
    </style:style>
    <style:style style:name="P39" style:family="paragraph" style:parent-style-name="Standard_20__28_user_29_" style:list-style-name="L3">
      <style:paragraph-properties fo:margin-top="0cm" fo:margin-bottom="0.212cm" style:contextual-spacing="false" fo:text-align="justify" style:justify-single-word="false"/>
      <style:text-properties officeooo:paragraph-rsid="0037852f"/>
    </style:style>
    <style:style style:name="P40" style:family="paragraph" style:parent-style-name="Standard_20__28_user_29_" style:list-style-name="L4" style:master-page-name="">
      <loext:graphic-properties draw:fill="none"/>
      <style:paragraph-properties fo:margin-top="0cm" fo:margin-bottom="0.212cm" style:contextual-spacing="false" fo:line-height="100%" fo:text-align="justify" style:justify-single-word="false" fo:orphans="2" fo:widows="2" fo:hyphenation-ladder-count="no-limit" style:page-number="auto" fo:background-color="transparent" style:vertical-align="baseline" style:writing-mode="lr-tb"/>
      <style:text-properties fo:color="#000000" loext:opacity="100%" style:font-name="Arial" fo:font-size="10pt" officeooo:rsid="001541bd" fo:background-color="transparent" style:font-size-asian="10pt" style:font-name-complex="Arial4" style:font-size-complex="10pt" fo:hyphenate="false" fo:hyphenation-remain-char-count="2" fo:hyphenation-push-char-count="2" loext:hyphenation-no-caps="false"/>
    </style:style>
    <style:style style:name="P41" style:family="paragraph" style:parent-style-name="Standard_20__28_user_29_" style:list-style-name="L4">
      <loext:graphic-properties draw:fill="none"/>
      <style:paragraph-properties fo:margin-top="0cm" fo:margin-bottom="0.212cm" style:contextual-spacing="false" fo:line-height="100%" fo:text-align="justify" style:justify-single-word="false" fo:orphans="2" fo:widows="2" fo:hyphenation-ladder-count="no-limit" fo:background-color="transparent" style:vertical-align="baseline" style:writing-mode="lr-tb"/>
      <style:text-properties fo:color="#000000" loext:opacity="100%" style:font-name="Arial" fo:font-size="10pt" officeooo:rsid="001541bd" officeooo:paragraph-rsid="0032cd11" fo:background-color="transparent" style:font-size-asian="10pt" style:font-name-complex="Arial4" style:font-size-complex="10pt" fo:hyphenate="false" fo:hyphenation-remain-char-count="2" fo:hyphenation-push-char-count="2" loext:hyphenation-no-caps="false"/>
    </style:style>
    <style:style style:name="P42" style:family="paragraph" style:parent-style-name="Standard_20__28_user_29_" style:list-style-name="L2">
      <style:paragraph-properties fo:margin-top="0cm" fo:margin-bottom="0.21cm" style:contextual-spacing="false" fo:line-height="100%" fo:text-align="justify" style:justify-single-word="false"/>
      <style:text-properties fo:color="#000000" loext:opacity="100%" style:font-name="Arial" fo:font-size="10pt" officeooo:rsid="001541bd" officeooo:paragraph-rsid="004322e2" style:font-size-asian="10pt" style:font-name-complex="Arial4" style:font-size-complex="10pt"/>
    </style:style>
    <style:style style:name="P43" style:family="paragraph" style:parent-style-name="Standard_20__28_user_29_" style:list-style-name="L2">
      <style:paragraph-properties fo:margin-top="0cm" fo:margin-bottom="0.21cm" style:contextual-spacing="false" fo:line-height="100%" fo:text-align="justify" style:justify-single-word="false"/>
      <style:text-properties fo:color="#000000" loext:opacity="100%" style:font-name="Arial" fo:font-size="10pt" officeooo:rsid="0040bc9d" officeooo:paragraph-rsid="004322e2" style:font-size-asian="10pt" style:font-name-complex="Arial4" style:font-size-complex="10pt"/>
    </style:style>
    <style:style style:name="P44"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T1" style:family="text">
      <style:text-properties fo:color="#000000" loext:opacity="100%" style:font-name="Arial" fo:font-size="10pt" officeooo:rsid="001541bd" style:font-size-asian="10pt" style:font-name-complex="Arial4" style:font-size-complex="10pt"/>
    </style:style>
    <style:style style:name="T2" style:family="text">
      <style:text-properties fo:color="#000000" loext:opacity="100%" style:font-name="Arial" fo:font-size="10pt" fo:font-style="italic" officeooo:rsid="0030f755" style:font-size-asian="10pt" style:font-style-asian="italic" style:font-name-complex="Arial4" style:font-size-complex="10pt" style:font-style-complex="italic"/>
    </style:style>
    <style:style style:name="T3" style:family="text">
      <style:text-properties fo:color="#000000" loext:opacity="100%" style:font-name="Arial" fo:font-size="10pt" fo:font-style="italic" officeooo:rsid="001541bd" style:font-size-asian="10pt" style:font-style-asian="italic" style:font-name-complex="Arial4" style:font-size-complex="10pt" style:font-style-complex="italic"/>
    </style:style>
    <style:style style:name="T4" style:family="text">
      <style:text-properties fo:color="#000000" loext:opacity="100%" style:font-name="Arial" fo:font-size="10pt" fo:font-style="italic" officeooo:rsid="0043f84b" style:font-size-asian="10pt" style:font-style-asian="italic" style:font-name-complex="Arial4" style:font-size-complex="10pt" style:font-style-complex="italic"/>
    </style:style>
    <style:style style:name="T5" style:family="text">
      <style:text-properties fo:color="#000000" loext:opacity="100%" style:font-name="Arial" fo:font-size="10pt" fo:font-weight="bold" officeooo:rsid="0037852f" style:letter-kerning="true" style:font-name-asian="SimSun" style:font-size-asian="10pt" style:language-asian="zh" style:country-asian="CN" style:font-weight-asian="bold" style:font-name-complex="Arial4" style:font-size-complex="10pt" style:language-complex="hi" style:country-complex="IN" style:font-weight-complex="bold"/>
    </style:style>
    <style:style style:name="T6" style:family="text">
      <style:text-properties fo:color="#000000" loext:opacity="100%" style:font-name="Arial" fo:font-size="10pt" fo:font-weight="bold" officeooo:rsid="001541bd" style:font-size-asian="10pt" style:font-weight-asian="bold" style:font-name-complex="Arial4" style:font-size-complex="10pt" style:font-weight-complex="bold"/>
    </style:style>
    <style:style style:name="T7" style:family="text">
      <style:text-properties fo:color="#2a6099" loext:opacity="100%" fo:font-weight="bold" style:font-weight-asian="bold" style:font-weight-complex="bold"/>
    </style:style>
    <style:style style:name="T8" style:family="text">
      <style:text-properties fo:color="#2a6099" loext:opacity="100%" fo:font-weight="bold" officeooo:rsid="00279f3c" style:font-weight-asian="bold" style:font-weight-complex="bold"/>
    </style:style>
    <style:style style:name="T9" style:family="text">
      <style:text-properties fo:color="#2a6099" loext:opacity="100%" fo:font-weight="bold" officeooo:rsid="004a2c74" style:font-weight-asian="bold" style:font-weight-complex="bold"/>
    </style:style>
    <style:style style:name="T10" style:family="text">
      <style:text-properties fo:color="#2a6099" loext:opacity="100%" fo:font-weight="bold" officeooo:rsid="0040bc9d" style:font-weight-asian="bold" style:font-weight-complex="bold"/>
    </style:style>
    <style:style style:name="T11" style:family="text">
      <style:text-properties fo:color="#2a6099" loext:opacity="100%" style:font-name="Arial1" fo:font-weight="bold" officeooo:rsid="00502b95" style:font-weight-asian="bold" style:font-weight-complex="normal"/>
    </style:style>
    <style:style style:name="T12" style:family="text">
      <style:text-properties fo:color="#2a6099" loext:opacity="100%" style:font-name="Arial1" fo:font-weight="bold" officeooo:rsid="006c5073" style:font-weight-asian="bold" style:font-weight-complex="normal"/>
    </style:style>
    <style:style style:name="T13" style:family="text">
      <style:text-properties officeooo:rsid="0012e3c8"/>
    </style:style>
    <style:style style:name="T14" style:family="text">
      <style:text-properties officeooo:rsid="002ef15d"/>
    </style:style>
    <style:style style:name="T15" style:family="text">
      <style:text-properties fo:font-style="italic" fo:background-color="transparent" loext:char-shading-value="0" style:font-style-asian="italic" style:font-style-complex="italic"/>
    </style:style>
    <style:style style:name="T16" style:family="text">
      <style:text-properties fo:font-style="italic" officeooo:rsid="0043f84b" fo:background-color="transparent" loext:char-shading-value="0" style:font-style-asian="italic" style:font-style-complex="italic"/>
    </style:style>
    <style:style style:name="T17" style:family="text">
      <style:text-properties style:letter-kerning="true" style:font-name-asian="SimSun" style:language-asian="zh" style:country-asian="CN" style:language-complex="hi" style:country-complex="IN" style:font-weight-complex="bold"/>
    </style:style>
    <style:style style:name="T18" style:family="text">
      <style:text-properties officeooo:rsid="0012e3c8" style:letter-kerning="true" style:font-name-asian="SimSun" style:language-asian="zh" style:country-asian="CN" style:language-complex="hi" style:country-complex="IN" style:font-weight-complex="bold"/>
    </style:style>
    <style:style style:name="T19" style:family="text">
      <style:text-properties officeooo:rsid="0037a363" style:letter-kerning="true" style:font-name-asian="SimSun" style:language-asian="zh" style:country-asian="CN" style:language-complex="hi" style:country-complex="IN" style:font-weight-complex="bold"/>
    </style:style>
    <style:style style:name="T20" style:family="text">
      <style:text-properties fo:color="#3465a4" loext:opacity="100%" fo:font-weight="bold" officeooo:rsid="002ef15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officeooo:rsid="00149f96" style:font-weight-asian="bold" style:font-weight-complex="bold"/>
    </style:style>
    <style:style style:name="T23" style:family="text">
      <style:text-properties fo:font-weight="bold" officeooo:rsid="0024a0da" style:font-weight-asian="bold" style:font-weight-complex="bold"/>
    </style:style>
    <style:style style:name="T24" style:family="text">
      <style:text-properties fo:font-weight="bold" officeooo:rsid="002ef15d" style:font-weight-asian="bold"/>
    </style:style>
    <style:style style:name="T25" style:family="text">
      <style:text-properties officeooo:rsid="0031a228"/>
    </style:style>
    <style:style style:name="T26" style:family="text">
      <style:text-properties fo:font-size="13pt" style:font-size-asian="13pt" style:font-size-complex="13pt"/>
    </style:style>
    <style:style style:name="T27" style:family="text">
      <style:text-properties fo:language="es" fo:country="ES" fo:font-style="normal" style:text-underline-style="none" fo:font-weight="normal" fo:background-color="transparent" loext:char-shading-value="0" style:font-name-asian="TAMSTW+TimesNewRoman" style:font-name-complex="TAMSTW+TimesNewRoman"/>
    </style:style>
    <style:style style:name="T28" style:family="text">
      <style:text-properties fo:language="es" fo:country="ES" fo:font-style="normal" style:text-underline-style="none" fo:font-weight="normal" officeooo:rsid="002ef15d" fo:background-color="transparent" loext:char-shading-value="0" style:font-name-asian="TAMSTW+TimesNewRoman" style:font-name-complex="TAMSTW+TimesNewRoman"/>
    </style:style>
    <style:style style:name="T29" style:family="text">
      <style:text-properties fo:language="es" fo:country="ES" fo:font-style="normal" style:text-underline-style="none" fo:font-weight="normal" officeooo:rsid="001541bd" fo:background-color="transparent" loext:char-shading-value="0" style:font-name-asian="TAMSTW+TimesNewRoman" style:font-name-complex="Arial4"/>
    </style:style>
    <style:style style:name="T30" style:family="text">
      <style:text-properties fo:language="es" fo:country="ES" fo:font-style="normal" style:text-underline-style="none" fo:font-weight="normal" officeooo:rsid="0037852f" fo:background-color="transparent" loext:char-shading-value="0" style:font-name-asian="TAMSTW+TimesNewRoman" style:font-name-complex="Arial4"/>
    </style:style>
    <style:style style:name="T31" style:family="text">
      <style:text-properties fo:language="es" fo:country="ES" fo:font-style="normal" style:text-underline-style="none" fo:font-weight="normal" officeooo:rsid="002ef15d" fo:background-color="transparent" loext:char-shading-value="0" style:font-name-asian="TAMSTW+TimesNewRoman" style:font-weight-asian="bold" style:font-name-complex="TAMSTW+TimesNewRoman" style:font-weight-complex="bold"/>
    </style:style>
    <style:style style:name="T32" style:family="text">
      <style:text-properties fo:language="es" fo:country="ES" fo:font-style="normal" style:text-underline-style="none" fo:font-weight="normal" officeooo:rsid="0012e3c8" style:letter-kerning="true" fo:background-color="transparent" loext:char-shading-value="0" style:font-name-asian="SimSun" style:language-asian="zh" style:country-asian="CN" style:font-name-complex="Arial4" style:language-complex="hi" style:country-complex="IN" style:font-weight-complex="bold"/>
    </style:style>
    <style:style style:name="T33" style:family="text">
      <style:text-properties fo:language="es" fo:country="ES" fo:font-style="normal" style:text-underline-style="none" fo:font-weight="normal" officeooo:rsid="0037a363" style:letter-kerning="true" fo:background-color="transparent" loext:char-shading-value="0" style:font-name-asian="SimSun" style:language-asian="zh" style:country-asian="CN" style:font-name-complex="Arial4" style:language-complex="hi" style:country-complex="IN" style:font-weight-complex="bold"/>
    </style:style>
    <style:style style:name="T34" style:family="text">
      <style:text-properties officeooo:rsid="0032cd11"/>
    </style:style>
    <style:style style:name="T35" style:family="text">
      <style:text-properties style:font-name="Arial2" fo:letter-spacing="-0.004cm" fo:language="es" fo:country="ES" fo:font-style="normal" style:text-underline-style="none" fo:font-weight="normal" officeooo:rsid="00040fc1" fo:background-color="transparent" loext:char-shading-value="0" style:font-weight-asian="normal" style:font-name-complex="Arial" style:font-weight-complex="normal"/>
    </style:style>
    <style:style style:name="T36" style:family="text">
      <style:text-properties style:font-name="Arial2" fo:letter-spacing="-0.004cm" fo:language="es" fo:country="ES" fo:font-style="normal" style:text-underline-style="none" fo:font-weight="bold" officeooo:rsid="00040fc1" fo:background-color="transparent" loext:char-shading-value="0" style:font-weight-asian="bold" style:font-name-complex="Arial" style:font-weight-complex="bold"/>
    </style:style>
    <style:style style:name="T37" style:family="text">
      <style:text-properties style:font-name="Arial3" fo:letter-spacing="-0.004cm" fo:language="es" fo:country="ES" fo:font-style="normal" style:text-underline-style="none" fo:font-weight="bold" officeooo:rsid="0024a0da" fo:background-color="transparent" loext:char-shading-value="0" style:font-weight-asian="bold" style:font-name-complex="Arial" style:font-weight-complex="bold"/>
    </style:style>
    <style:style style:name="T38" style:family="text">
      <style:text-properties style:font-name="Arial3" fo:language="es" fo:country="ES" fo:font-style="normal" style:text-underline-style="none" fo:font-weight="normal" officeooo:rsid="004ee151" style:letter-kerning="true" fo:background-color="transparent" loext:char-shading-value="0" style:font-name-asian="SimSun" style:language-asian="zh" style:country-asian="CN" style:font-weight-asian="normal" style:language-complex="hi" style:country-complex="IN" style:font-weight-complex="normal"/>
    </style:style>
    <style:style style:name="T39" style:family="text">
      <style:text-properties style:font-name="Arial3" fo:language="es" fo:country="ES" fo:font-style="normal" style:text-underline-style="none" fo:font-weight="bold" officeooo:rsid="0024a0da" style:letter-kerning="true" fo:background-color="transparent" loext:char-shading-value="0" style:font-name-asian="SimSun" style:language-asian="zh" style:country-asian="CN" style:font-style-asian="italic" style:font-weight-asian="bold" style:font-name-complex="Lucida Sans" style:language-complex="hi" style:country-complex="IN" style:font-weight-complex="bold"/>
    </style:style>
    <style:style style:name="T40" style:family="text">
      <style:text-properties officeooo:rsid="0037852f"/>
    </style:style>
    <style:style style:name="T41" style:family="text">
      <style:text-properties fo:font-weight="normal" officeooo:rsid="001541bd" fo:background-color="transparent" loext:char-shading-value="0" style:font-weight-asian="normal" style:font-weight-complex="normal"/>
    </style:style>
    <style:style style:name="T42" style:family="text">
      <style:text-properties style:text-line-through-style="none" style:text-line-through-type="none" style:font-name="Arial2" fo:letter-spacing="-0.004cm" fo:language="es" fo:country="ES" fo:font-style="normal" style:text-underline-style="none" fo:font-weight="normal" officeooo:rsid="00040fc1" style:letter-kerning="true" style:text-blinking="false" fo:background-color="transparent" loext:char-shading-value="0" style:font-name-asian="Verdana" style:language-asian="zh" style:country-asian="CN" style:font-style-asian="normal" style:font-weight-asian="normal" style:font-name-complex="Arial" style:language-complex="ar" style:country-complex="SA" style:font-style-complex="normal" style:font-weight-complex="normal"/>
    </style:style>
    <style:style style:name="T43" style:family="text">
      <style:text-properties style:text-line-through-style="none" style:text-line-through-type="none" fo:letter-spacing="-0.004cm" fo:language="es" fo:country="ES" fo:font-style="normal" style:text-underline-style="none" fo:font-weight="normal" officeooo:rsid="00040fc1" style:text-blinking="false" fo:background-color="transparent" loext:char-shading-value="0" style:font-name-asian="Verdana" style:font-style-asian="normal" style:font-weight-asian="normal" style:font-name-complex="Tahoma1" style:language-complex="ar" style:country-complex="SA" style:font-style-complex="normal" style:font-weight-complex="normal"/>
    </style:style>
    <style:style style:name="T44" style:family="text">
      <style:text-properties style:text-line-through-style="none" style:text-line-through-type="none" fo:letter-spacing="-0.004cm" fo:language="es" fo:country="ES" fo:font-style="normal" style:text-underline-style="none" fo:font-weight="normal" officeooo:rsid="001541bd" style:text-blinking="false" fo:background-color="transparent" loext:char-shading-value="0" style:font-style-asian="normal" style:font-weight-asian="normal" style:font-name-complex="Tahoma1" style:font-style-complex="normal" style:font-weight-complex="normal"/>
    </style:style>
    <style:style style:name="T45" style:family="text">
      <style:text-properties style:text-line-through-style="none" style:text-line-through-type="none" fo:letter-spacing="-0.004cm" fo:language="es" fo:country="ES" fo:font-style="normal" style:text-underline-style="none" fo:font-weight="normal" style:letter-kerning="true" style:text-blinking="false" fo:background-color="transparent" loext:char-shading-value="0" style:font-name-asian="SimSun" style:language-asian="zh" style:country-asian="CN" style:font-style-asian="normal" style:font-weight-asian="normal" style:font-name-complex="Tahoma1" style:language-complex="hi" style:country-complex="IN" style:font-style-complex="normal" style:font-weight-complex="normal"/>
    </style:style>
    <style:style style:name="T46" style:family="text">
      <style:text-properties style:text-line-through-style="none" style:text-line-through-type="none" fo:letter-spacing="-0.004cm" fo:language="es" fo:country="ES" fo:font-style="normal" style:text-underline-style="none" fo:font-weight="normal" officeooo:rsid="001541bd" style:letter-kerning="true" style:text-blinking="false" fo:background-color="transparent" loext:char-shading-value="0" style:font-name-asian="SimSun" style:language-asian="zh" style:country-asian="CN" style:font-style-asian="normal" style:font-weight-asian="normal" style:font-name-complex="Tahoma1" style:language-complex="hi" style:country-complex="IN" style:font-style-complex="normal" style:font-weight-complex="normal"/>
    </style:style>
    <style:style style:name="T47" style:family="text">
      <style:text-properties officeooo:rsid="0037f68a"/>
    </style:style>
    <style:style style:name="T48" style:family="text">
      <style:text-properties officeooo:rsid="003d4159"/>
    </style:style>
    <style:style style:name="T49" style:family="text">
      <style:text-properties fo:background-color="transparent" loext:char-shading-value="0"/>
    </style:style>
    <style:style style:name="T50" style:family="text">
      <style:text-properties officeooo:rsid="0040bc9d"/>
    </style:style>
    <style:style style:name="T51" style:family="text">
      <style:text-properties fo:font-variant="normal" fo:text-transform="none" fo:letter-spacing="normal" fo:font-style="normal" fo:font-weight="normal"/>
    </style:style>
    <style:style style:name="T52" style:family="text">
      <style:text-properties fo:font-variant="normal" fo:text-transform="none" fo:letter-spacing="normal" fo:font-style="normal" fo:font-weight="normal" fo:background-color="transparent" loext:char-shading-value="0"/>
    </style:style>
    <style:style style:name="T53" style:family="text">
      <style:text-properties fo:font-variant="normal" fo:text-transform="none" fo:letter-spacing="normal" fo:font-style="normal" fo:font-weight="normal" officeooo:rsid="00367fc6" fo:background-color="transparent" loext:char-shading-value="0"/>
    </style:style>
    <style:style style:name="T54" style:family="text">
      <style:text-properties fo:font-variant="normal" fo:text-transform="none" fo:letter-spacing="normal" fo:font-style="normal" fo:font-weight="normal" officeooo:rsid="003ac923" fo:background-color="transparent" loext:char-shading-value="0"/>
    </style:style>
    <style:style style:name="T55" style:family="text">
      <style:text-properties officeooo:rsid="0043f84b"/>
    </style:style>
    <style:style style:name="T56" style:family="text">
      <style:text-properties style:font-name="Arial1" fo:font-weight="normal" officeooo:rsid="00502b95" style:font-weight-asian="normal" style:font-weight-complex="normal"/>
    </style:style>
    <style:style style:name="T57" style:family="text">
      <style:text-properties style:font-name="Arial1" fo:font-weight="normal" officeooo:rsid="006c5073" style:font-weight-asian="normal" style:font-weight-complex="normal"/>
    </style:style>
    <style:style style:name="T58" style:family="text">
      <style:text-properties officeooo:rsid="0046167a"/>
    </style:style>
    <style:style style:name="T59" style:family="text">
      <style:text-properties fo:color="#000000" loext:opacity="100%" style:font-name="NewsGotT" fo:font-size="6pt" fo:language="pt" fo:country="BR" fo:font-style="normal" fo:font-weight="bold" style:font-name-asian="Calibri1" style:font-size-asian="6pt" style:language-asian="es" style:country-asian="ES" style:font-style-asian="normal" style:font-weight-asian="bold" style:font-name-complex="Calibri1" style:font-size-complex="6pt" style:language-complex="ar" style:country-complex="SA"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26">INFORME DE INTERVENCIÓN</text:span> </text:p>
      <text:p text:style-name="P7"/>
      <text:p text:style-name="P28">Número de expediente: $$V_NUMEXP$$ </text:p>
      <text:p text:style-name="P28">Nombre del expediente: $$V_TITULOEXP$$</text:p>
      <text:p text:style-name="P28">Fecha: $$DIA_SISTEMA$$ <text:span text:style-name="T34">de </text:span>$$MES_SISTEMA$$ <text:span text:style-name="T34">de </text:span>$$EJERCICIO_SISTEMA$$</text:p>
      <text:p text:style-name="P8"/>
      <text:p text:style-name="P9">En cumplimiento de lo establecido en el artículo 214 del <text:span text:style-name="T48">t</text:span>exto <text:span text:style-name="T48">r</text:span>efundido de la Ley Reguladora de las Haciendas Locales, <text:span text:style-name="T40">aprobado por </text:span>Real Decreto Legislativo 2/2004, de 5 de marzo, y el artículo 4.1 del Real Decreto 128/2018, de 16 de marzo, por el que se regula el régimen jurídico de los funcionarios de Administración Local con habilitación de carácter nacional, en relación con la aprobación de cuenta justificativa de la subvención concedida, se emite el siguiente:</text:p>
      <text:p text:style-name="P10"/>
      <text:p text:style-name="P11">INFORME </text:p>
      <text:p text:style-name="P11"/>
      <text:p text:style-name="P12"><text:span text:style-name="T21">PRIMERO</text:span>.- Se remite a esta Intervención para su fiscalización previa, propuesta de aprobación de cuenta justificativa por el órgano gestor de la subvención de la siguiente subvención concedida: </text:p>
      <text:list xml:id="list1735109337" text:style-name="L1">
        <text:list-item>
          <text:p text:style-name="P33">Expediente: $$EXPEDIENTE_SUBVENCION$$</text:p>
        </text:list-item>
        <text:list-item>
          <text:p text:style-name="P34">Beneficiario/<text:span text:style-name="T48">a</text:span>: <text:span text:style-name="Fuente_20_de_20_párrafo_20_predeter."><text:span text:style-name="T43">$$INTERESADO_PRESENTACION$$</text:span></text:span><text:span text:style-name="T41"> </text:span></text:p>
        </text:list-item>
        <text:list-item>
          <text:p text:style-name="P33">Denominación del proyecto o actividad subvencionada: <text:span text:style-name="T13">$$NOMBRE_PROYECTO$$.</text:span></text:p>
        </text:list-item>
        <text:list-item>
          <text:p text:style-name="P36">$$PRESUPUESTO_ACEPTADO$$.</text:p>
        </text:list-item>
        <text:list-item>
          <text:p text:style-name="P33">Importe concedido: <text:span text:style-name="T13">$$IMPORTE_SUBVENCION$$ euros.</text:span></text:p>
        </text:list-item>
        <text:list-item>
          <text:p text:style-name="P35"><text:span text:style-name="T11">[</text:span><text:span text:style-name="T12">E</text:span><text:span text:style-name="T11">n caso de que el órgano concedente fuese la Alcaldía/Presidencia]</text:span><text:span text:style-name="T57">Resolución de concesión: </text:span><text:span text:style-name="T56">$$NUM_RES_ALCALDIA$$. </text:span><text:span text:style-name="T11">[</text:span><text:span text:style-name="T12">E</text:span><text:span text:style-name="T11">n caso de que el órgano concedente fuese el Pleno]</text:span><text:span text:style-name="T56"> </text:span><text:span text:style-name="T57">Acuerdo de concesión: </text:span><text:span text:style-name="T56">$$NUM_AC_PLENO$$.</text:span></text:p>
        </text:list-item>
      </text:list>
      <text:p text:style-name="P13"><text:span text:style-name="T21">SEGUNDO</text:span>.- Legislación aplicable: </text:p>
      <text:list xml:id="list888015247" text:style-name="L2">
        <text:list-item>
          <text:p text:style-name="P37">Ley 38/2003, de 17 de noviembre, General de Subvenciones.</text:p>
        </text:list-item>
        <text:list-item>
          <text:p text:style-name="P38"><text:span text:style-name="T40">R</text:span>eglamento de la Ley <text:span text:style-name="T55">38/2003, de 17 de noviembre,</text:span> General de Subvenciones, <text:span text:style-name="T40">aprobado por </text:span>Real Decreto 887/2006, de 21 de julio.</text:p>
        </text:list-item>
        <text:list-item>
          <text:p text:style-name="P37">Ley 39/2015, de 1 de octubre, del Procedimiento Administrativo Común de las Administraciones Públicas </text:p>
        </text:list-item>
        <text:list-item>
          <text:p text:style-name="P37">Real Decreto 130/2019, de 8 de marzo, por el que se regula la Base de Datos Nacional de Subvenciones y la publicidad de las subvenciones y demás ayudas públicas.</text:p>
        </text:list-item>
        <text:list-item>
          <text:p text:style-name="P37"><text:span text:style-name="T55">Real Decreto Legislativo 2/2004, de 5 de marzo, por el que se aprueba el t</text:span>exto <text:span text:style-name="T48">r</text:span>efundido de la Ley Reguladora de las Haciendas Locales.</text:p>
        </text:list-item>
        <text:list-item>
          <text:p text:style-name="P37">Real Decreto 424/2017, de 28 de abril, por el que se regula el régimen jurídico del control interno en las entidades del <text:span text:style-name="T55">S</text:span>ector <text:span text:style-name="T55">P</text:span>úblico <text:span text:style-name="T55">L</text:span>ocal.</text:p>
        </text:list-item>
        <text:list-item>
          <text:p text:style-name="P42">Bases <text:span text:style-name="T50">r</text:span>eguladoras de <text:span text:style-name="T50">s</text:span>ubvenciones $$DEL_AYTO$$ $$TRATAMIENTO_AYTO$$ $$NOMBRE_AYTO$$, <text:span text:style-name="T50">aprobadas por</text:span> <text:span text:style-name="T8">[</text:span><text:span text:style-name="T9">en </text:span><text:span text:style-name="T10">caso de ordenanza general</text:span><text:span text:style-name="T8">]</text:span><text:span text:style-name="T51">la </text:span><text:span text:style-name="T53">O</text:span><text:span text:style-name="T52">rdenanza </text:span><text:span text:style-name="T53">G</text:span><text:span text:style-name="T52">eneral de </text:span><text:span text:style-name="T53">S</text:span><text:span text:style-name="T52">ubvenciones</text:span>. <text:span text:style-name="T8">[</text:span><text:span text:style-name="T9">en </text:span><text:span text:style-name="T10">caso de ordenanza específica</text:span><text:span text:style-name="T8">]</text:span>la <text:span text:style-name="T50">ordenanza</text:span> <text:span text:style-name="T54">$$ORD_ESP_SUBV$$</text:span>.</text:p>
        </text:list-item>
        <text:list-item>
          <text:p text:style-name="P43">Bases de Ejecución del Presupuesto.</text:p>
        </text:list-item>
        <text:list-item>
          <text:p text:style-name="P43"><text:span text:style-name="T7">[En su caso]</text:span>Reglamento de Subvenciones aprobado en esta Entidad Local.</text:p>
        </text:list-item>
      </text:list>
      <text:p text:style-name="P16"><text:soft-page-break/><text:span text:style-name="T21">TERCERO</text:span>.- De conformidad con el artículo 30 de la Ley 38/2003, de 17 de noviembre, </text:p>
      <text:p text:style-name="P16">“</text:p>
      <text:list xml:id="list2247741900" text:style-name="L3">
        <text:list-item>
          <text:p text:style-name="P39"><text:span text:style-name="T2">L</text:span><text:span text:style-name="T3">a justificación del cumplimiento de las condiciones impuestas y de la consecución de los objetivos previstos en el acto de concesión de la subvención </text:span><text:span text:style-name="T4">se documentará de la manera que se determine reglamentariamente, pudiendo </text:span><text:span text:style-name="T3">revestir la forma de cuenta justificativa </text:span><text:span text:style-name="T4">del gasto realizado</text:span><text:span text:style-name="T3">.”</text:span></text:p>
        </text:list-item>
      </text:list>
      <text:p text:style-name="P18">En <text:span text:style-name="T55">el artículo</text:span> $$CLAUSULA_REND_CUENTA$$ de las bases reguladoras de la subvención se establece el plazo y la forma de rendición de la cuenta justificativa:</text:p>
      <text:p text:style-name="P19"><text:span text:style-name="T38"><text:s/></text:span><text:span text:style-name="T39"><text:script script:language="JOOScript">[#if TIPO_RENDICION_CUENTA??][#assign TIPO_RENDICION_CUENTA=TIPO_RENDICION_CUENTA_label][/#if]</text:script></text:span><text:span text:style-name="Fuente_20_de_20_párrafo_20_predeter."><text:span text:style-name="T42"><text:text-input text:description="JOOScript">${(TIPO_RENDICION_CUENTA)!}</text:text-input></text:span></text:span><text:span text:style-name="T17"><text:s/></text:span></text:p>
      <text:p text:style-name="P20">La rendición de la cuenta justificativa constituye un acto obligatorio del/<text:span text:style-name="T40">de la</text:span> beneficiario/<text:span text:style-name="T40">a</text:span> o de la entidad colaboradora, en la que se deben incluir, bajo responsabilidad del/<text:span text:style-name="T40">de la</text:span> declarante, los justificantes de gasto o cualquier otro documento con validez jurídica que permitan acreditar el cumplimiento del objeto de la subvención pública. </text:p>
      <text:p text:style-name="P20">Los gastos se acreditarán mediante facturas y demás documentos de valor probatorio equivalente con validez en el tráfico jurídico mercantil o con eficacia administrativa.</text:p>
      <text:p text:style-name="P21">El contenido de la cuenta justificativa, según dispone el artículo 72 del <text:span text:style-name="T55">Reglamento de la Ley 38/2003, de 17 de noviembre, General de Subvenciones</text:span>, debe ser el siguiente:</text:p>
      <text:list xml:id="list1806315978" text:style-name="L4">
        <text:list-item>
          <text:p text:style-name="P40">Memoria de actuación justificativa del cumplimiento de las condiciones impuestas en la concesión de la subvención, <text:span text:style-name="T55">con indicación de las actividades realizadas y de los resultados obtenidos.</text:span></text:p>
        </text:list-item>
        <text:list-item>
          <text:p text:style-name="P41">Memoria económica justificativa del coste de las actividades realizadas con el contenido dispuesto en dicho artículo y en las bases reguladoras de la subvención.</text:p>
        </text:list-item>
      </text:list>
      <text:p text:style-name="P23">[El contenido tendrá sus particularidades cuando la cuenta justificativa se documente con informe de auditor o de forma simplificada].</text:p>
      <text:p text:style-name="P22"><text:span text:style-name="T24">CUARTO</text:span>.- Con fecha $$DIA_REGISTRO_SOLIC$$ de $$MES_REGISTRO_SOLIC$$ de $$EJERCICIO_REGISTRO_SOLIC$$ y registro de entrada $$NUM_REGISTRO_SOLIC$$, el/l<text:span text:style-name="T40">a</text:span> beneficiario/<text:span text:style-name="T40">a </text:span><text:span text:style-name="T44">$$INTERESADO_PRESENTACION$$</text:span> presenta los siguientes documentos acreditativos de la justificación de la subvención concedida:</text:p>
      <table:table table:name="Tabla3" table:style-name="Tabla3">
        <table:table-column table:style-name="Tabla3.A"/>
        <table:table-row table:style-name="Tabla3.1">
          <table:table-cell table:style-name="Tabla3.A1" office:value-type="string">
            <text:p text:style-name="P5"><text:span text:style-name="T58">D</text:span><text:span text:style-name="T25">ocumentos acreditativos de la Justificación</text:span></text:p>
          </table:table-cell>
        </table:table-row>
        <table:table-row table:style-name="Tabla3.1">
          <table:table-cell table:style-name="Tabla3.A2" office:value-type="string">
            <text:p text:style-name="P31"><text:text-input text:description="JOOScript">${(datos.att0)!}</text:text-input><text:span text:style-name="T23"><text:script script:language="JOOScript">&lt;jooscript&gt;
&lt;insert-around element="table:table-row"&gt;
[#if DOCUMENTOS_JUSTIFICACION??]
[#assign DOCUMENTOS_JUSTIFICACION_AUXILIAR=DOCUMENTOS_JUSTIFICACION]
[/#if]
[#if TAB_DOCUMENTOS_JUSTIFICACION??]
[#assign DOCUMENTOS_JUSTIFICACION_AUXILIAR=TAB_DOCUMENTOS_JUSTIFICACION]
[/#if]
[#if DOCUMENTOS_JUSTIFICACION_AUXILIAR?? &amp;amp;&amp;amp; DOCUMENTOS_JUSTIFICACION_AUXILIAR?is_enumerable]
[#list DOCUMENTOS_JUSTIFICACION_AUXILIAR as datos]
&lt;content/&gt;
[/#list]
[/#if]
&lt;/insert-around&gt;
&lt;/jooscript&gt;
</text:script></text:span></text:p>
          </table:table-cell>
        </table:table-row>
      </table:table>
      <text:p text:style-name="P26"/>
      <text:p text:style-name="P13">A la vista de la documentación aportada, el órgano gestor de la subvención informa con fecha <text:span text:style-name="T14">$$F_F_IOG$$</text:span> que <text:span text:style-name="T15">“analizada la documentación aportada por el/</text:span><text:span text:style-name="T16">la</text:span><text:span text:style-name="T15"> beneficiario/</text:span><text:span text:style-name="T16">a</text:span><text:span text:style-name="T15"> se comprueba que la realización de gastos se ajusta a la forma y los plazos establecidos en las bases reguladoras de la subvención. En consecuencia se considera justificado el cumplimiento de las obligaciones impuestas y la consecución de los objetivos previstos en el acto de concesión, aplicando los fondos percibidos a la finalidad para la cual se concedieron”.</text:span><text:span text:style-name="T49"> </text:span></text:p>
      <text:p text:style-name="P24"><text:span text:style-name="T5">QUINTO.</text:span><text:span text:style-name="T6">-</text:span><text:span text:style-name="T1"> En el ejercicio de la función interventora con carácter previo a la adopción del acuerdo por el que se aprueba la cuenta justificativa de la subvención concedida se han comprobado los siguientes aspectos:</text:span></text:p>
      <text:p text:style-name="P27"><text:span text:style-name="T27"><text:script script:language="JOOScript">[#if CHECK_RESOL_CONCE == "false"]</text:script></text:span><text:span text:style-name="T27"><text:s/></text:span><text:span text:style-name="T27"><draw:frame draw:style-name="fr1" draw:name="gráficos2" text:anchor-type="as-char" svg:width="0.349cm" svg:height="0.349cm" draw:z-index="2"><draw:image xlink:href="Pictures/100002010000001000000010AACA058E64F7EB40.png" xlink:type="simple" xlink:show="embed" xlink:actuate="onLoad" draw:mime-type="image/png"/></draw:frame></text:span><text:span text:style-name="T27"><text:s/></text:span><text:span text:style-name="T27"><text:script script:language="JOOScript">[#else]</text:script></text:span><text:span text:style-name="T27"><text:s/></text:span><text:span text:style-name="T27"><draw:frame draw:style-name="fr1" draw:name="gráficos5" text:anchor-type="as-char" svg:width="0.349cm" svg:height="0.349cm" draw:z-index="3"><draw:image xlink:href="Pictures/100002010000001000000010E6587DB28254CFF5.png" xlink:type="simple" xlink:show="embed" xlink:actuate="onLoad" draw:mime-type="image/png"/></draw:frame></text:span><text:span text:style-name="T27"><text:s/></text:span><text:span text:style-name="T27"><text:script script:language="JOOScript">[/#if]</text:script></text:span><text:span text:style-name="T27"><text:s/></text:span><text:span text:style-name="T29">Existe </text:span><text:span text:style-name="T30">r</text:span><text:span text:style-name="T29">esolución del órgano concedente por la cual se concede subvención a </text:span><text:span text:style-name="T46">$$INTERESADO_PRESENTACION$$</text:span><text:span text:style-name="T29"> por importe de </text:span><text:span text:style-name="T32">$$IMPORTE_SUBVENCION$$ </text:span><text:span text:style-name="T33">euros</text:span><text:span text:style-name="T29">.</text:span></text:p>
      <text:p text:style-name="P14"><text:span text:style-name="T28"><text:script script:language="JOOScript">[#if CHECK_INF_FISC_FAV == "false"]</text:script></text:span><text:span text:style-name="T28"><text:s/></text:span><text:span text:style-name="T28"><draw:frame draw:style-name="fr1" draw:name="Imagen1" text:anchor-type="as-char" svg:width="0.349cm" svg:height="0.349cm" draw:z-index="4"><draw:image xlink:href="Pictures/100002010000001000000010AACA058E64F7EB40.png" xlink:type="simple" xlink:show="embed" xlink:actuate="onLoad" draw:mime-type="image/png"/></draw:frame></text:span><text:span text:style-name="T28"><text:s/></text:span><text:span text:style-name="T28"><text:script script:language="JOOScript">[#else]</text:script></text:span><text:span text:style-name="T28"><text:s/></text:span><text:span text:style-name="T28"><draw:frame draw:style-name="fr1" draw:name="Imagen2" text:anchor-type="as-char" svg:width="0.349cm" svg:height="0.349cm" draw:z-index="5"><draw:image xlink:href="Pictures/100002010000001000000010E6587DB28254CFF5.png" xlink:type="simple" xlink:show="embed" xlink:actuate="onLoad" draw:mime-type="image/png"/></draw:frame></text:span><text:span text:style-name="T28"><text:s/></text:span><text:span text:style-name="T28"><text:script script:language="JOOScript">[/#if]</text:script></text:span><text:span text:style-name="T28"><text:s/></text:span>Existe informe de fiscalización favorable de la adjudicación de la subvención a favor del/<text:span text:style-name="T40">de la</text:span> beneficiario/<text:span text:style-name="T40">a</text:span>.</text:p>
      <text:p text:style-name="P14"><text:span text:style-name="T28"><text:script script:language="JOOScript">[#if CHECK_PRES_PLAZO == "false"]</text:script></text:span><text:span text:style-name="T28"><text:s/></text:span><text:span text:style-name="T28"><draw:frame draw:style-name="fr1" draw:name="Imagen3" text:anchor-type="as-char" svg:width="0.349cm" svg:height="0.349cm" draw:z-index="6"><draw:image xlink:href="Pictures/100002010000001000000010AACA058E64F7EB40.png" xlink:type="simple" xlink:show="embed" xlink:actuate="onLoad" draw:mime-type="image/png"/></draw:frame></text:span><text:span text:style-name="T28"><text:s/></text:span><text:span text:style-name="T28"><text:script script:language="JOOScript">[#else]</text:script></text:span><text:span text:style-name="T28"><text:s/></text:span><text:span text:style-name="T28"><draw:frame draw:style-name="fr1" draw:name="Imagen4" text:anchor-type="as-char" svg:width="0.349cm" svg:height="0.349cm" draw:z-index="7"><draw:image xlink:href="Pictures/100002010000001000000010E6587DB28254CFF5.png" xlink:type="simple" xlink:show="embed" xlink:actuate="onLoad" draw:mime-type="image/png"/></draw:frame></text:span><text:span text:style-name="T28"><text:s/></text:span><text:span text:style-name="T28"><text:script script:language="JOOScript">[/#if]</text:script></text:span><text:span text:style-name="T28"><text:s/></text:span>Se comprueba que el/<text:span text:style-name="T47">la</text:span> beneficiario/<text:span text:style-name="T47">a</text:span> ha presentado en el plazo establecido en las bases reguladoras de la subvención la cuenta justificativa.</text:p>
      <text:p text:style-name="P14"><text:span text:style-name="T28"><text:script script:language="JOOScript">[#if CHECK_MEM_ACT_JUST == "false"]</text:script></text:span><text:span text:style-name="T28"><text:s/></text:span><text:span text:style-name="T28"><draw:frame draw:style-name="fr1" draw:name="Imagen5" text:anchor-type="as-char" svg:width="0.349cm" svg:height="0.349cm" draw:z-index="8"><draw:image xlink:href="Pictures/100002010000001000000010AACA058E64F7EB40.png" xlink:type="simple" xlink:show="embed" xlink:actuate="onLoad" draw:mime-type="image/png"/></draw:frame></text:span><text:span text:style-name="T28"><text:s/></text:span><text:span text:style-name="T28"><text:script script:language="JOOScript">[#else]</text:script></text:span><text:span text:style-name="T28"><text:s/></text:span><text:span text:style-name="T28"><draw:frame draw:style-name="fr1" draw:name="Imagen6" text:anchor-type="as-char" svg:width="0.349cm" svg:height="0.349cm" draw:z-index="9"><draw:image xlink:href="Pictures/100002010000001000000010E6587DB28254CFF5.png" xlink:type="simple" xlink:show="embed" xlink:actuate="onLoad" draw:mime-type="image/png"/></draw:frame></text:span><text:span text:style-name="T28"><text:s/></text:span><text:span text:style-name="T28"><text:script script:language="JOOScript">[/#if]</text:script></text:span><text:span text:style-name="T28"><text:s/></text:span>Consta memoria de actuación justificativa del cumplimiento de las condiciones impuestas en la concesión de la subvención.</text:p>
      <text:p text:style-name="P15"><text:soft-page-break/><text:span text:style-name="T28"><text:script script:language="JOOScript">[#if CHECK_MEM_ECO_JUST == "false"]</text:script></text:span><text:span text:style-name="T28"><text:s/></text:span><text:span text:style-name="T28"><draw:frame draw:style-name="fr1" draw:name="Imagen7" text:anchor-type="as-char" svg:width="0.349cm" svg:height="0.349cm" draw:z-index="10"><draw:image xlink:href="Pictures/100002010000001000000010AACA058E64F7EB40.png" xlink:type="simple" xlink:show="embed" xlink:actuate="onLoad" draw:mime-type="image/png"/></draw:frame></text:span><text:span text:style-name="T28"><text:s/></text:span><text:span text:style-name="T28"><text:script script:language="JOOScript">[#else]</text:script></text:span><text:span text:style-name="T28"><text:s/></text:span><text:span text:style-name="T28"><draw:frame draw:style-name="fr1" draw:name="Imagen8" text:anchor-type="as-char" svg:width="0.349cm" svg:height="0.349cm" draw:z-index="11"><draw:image xlink:href="Pictures/100002010000001000000010E6587DB28254CFF5.png" xlink:type="simple" xlink:show="embed" xlink:actuate="onLoad" draw:mime-type="image/png"/></draw:frame></text:span><text:span text:style-name="T28"><text:s/></text:span><text:span text:style-name="T28"><text:script script:language="JOOScript">[/#if]</text:script></text:span><text:span text:style-name="T28"><text:s/></text:span>Consta memoria económica justificativa del coste de las actividades realizadas con contenido dispuesto en <text:span text:style-name="T55">el</text:span> artículo 72.2 <text:span text:style-name="T55">del Reglamento de la Ley 38/2003, de 17 de noviembre, General de Subvenciones, </text:span>y en las bases reguladoras de la subvención.</text:p>
      <text:p text:style-name="P14"><text:span text:style-name="T31"><text:script script:language="JOOScript">[#if CHECK_OTRA_DOC_EXIG == "false"]</text:script></text:span><text:span text:style-name="T31"><text:s/></text:span><text:span text:style-name="T31"><draw:frame draw:style-name="fr1" draw:name="Imagen9" text:anchor-type="as-char" svg:width="0.349cm" svg:height="0.349cm" draw:z-index="12"><draw:image xlink:href="Pictures/100002010000001000000010AACA058E64F7EB40.png" xlink:type="simple" xlink:show="embed" xlink:actuate="onLoad" draw:mime-type="image/png"/></draw:frame></text:span><text:span text:style-name="T31"><text:s/></text:span><text:span text:style-name="T31"><text:script script:language="JOOScript">[#else]</text:script></text:span><text:span text:style-name="T31"><text:s/></text:span><text:span text:style-name="T31"><draw:frame draw:style-name="fr1" draw:name="Imagen10" text:anchor-type="as-char" svg:width="0.349cm" svg:height="0.349cm" draw:z-index="13"><draw:image xlink:href="Pictures/100002010000001000000010E6587DB28254CFF5.png" xlink:type="simple" xlink:show="embed" xlink:actuate="onLoad" draw:mime-type="image/png"/></draw:frame></text:span><text:span text:style-name="T31"><text:s/></text:span><text:span text:style-name="T31"><text:script script:language="JOOScript">[/#if]</text:script></text:span><text:span text:style-name="T31"><text:s/></text:span><text:span text:style-name="T20">[Si aplica]</text:span>Cualquier otra documentación exigida en las bases reguladoras de la subvención.</text:p>
      <text:p text:style-name="P17">Por todo lo expuesto, y salvo mejor criterio fundado en derecho, se informa favorablemente la aprobación de la cuenta justificativa de la subvención concedida a <text:span text:style-name="T45">$$INTERESADO_PRESENTACION$$</text:span> por importe de <text:span text:style-name="T18">$$IMPORTE_SUBVENCION$$ </text:span><text:span text:style-name="T19">euros</text:span>.</text:p>
      <text:p text:style-name="P25"/>
      <text:p text:style-name="P6"/>
      <text:p text:style-name="P30"><text:span text:style-name="Fuente_20_de_20_párrafo_20_predeter."><text:span text:style-name="T37"><text:script script:language="JOOScript">[#if FIRMANTES!?length &gt; 1]
	[#assign FIRMANTES_FDO_AUXILIAR="Fdo:"]
	[#assign FIRMANTES_AUXILIAR=FIRMANTES]
[#else]
	[#assign FIRMANTES_FDO_AUXILIAR="Fdo:"]
	[#assign FIRMANTES_AUXILIAR="El/La Técnico/a"]
[/#if]
[#if FIRMANTE_DELEGACION!?length &gt; 1]
		[#assign FIRMANTE_DELEGACION_AUXILIAR=FIRMANTE_DELEGACION]
[/#if]</text:script></text:span></text:span><text:span text:style-name="Fuente_20_de_20_párrafo_20_predeter."><text:span text:style-name="T36"><text:text-input text:description="JOOScript">${(FIRMANTES_FDO_AUXILIAR)!}</text:text-input></text:span></text:span><text:span text:style-name="T22"><text:s/></text:span><text:span text:style-name="Fuente_20_de_20_párrafo_20_predeter."><text:span text:style-name="T35"><text:text-input text:description="JOOScript">${(FIRMANTES_AUXILIAR)!}</text:text-input></text:span></text:span><text:span text:style-name="Fuente_20_de_20_párrafo_20_predeter."><text:span text:style-name="T35"><text:s/></text:span></text:span></text:p>
      <text:p text:style-name="P29"><text:span text:style-name="Fuente_20_de_20_párrafo_20_predeter."><text:span text:style-name="T35"><text:text-input text:description="JOOScript">${(FIRMANTE_DELEGACION_AUXILIAR)!}</text:text-input></text:span></text:span><text:span text:style-name="Fuente_20_de_20_párrafo_20_predeter."><text:span text:style-name="T35"><text: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TAMSTW+TimesNewRoman" svg:font-family="TAMSTW+TimesNewRoman"/>
    <style:font-face style:name="WFRXYX+Calibri" svg:font-family="WFRXYX+Calibri"/>
    <style:font-face style:name="Lucida Sans1" svg:font-family="'Lucida Sans'" style:font-family-generic="swiss"/>
    <style:font-face style:name="Calibri3" svg:font-family="Calibri" style:font-pitch="variable"/>
    <style:font-face style:name="NewsGotT" svg:font-family="NewsGotT" style:font-pitch="variable"/>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Negrita" style:font-family-generic="swiss" style:font-pitch="variable"/>
    <style:font-face style:name="Calibri4" svg:font-family="Calibri" style:font-family-generic="swiss" style:font-pitch="variable"/>
    <style:font-face style:name="Calibri1" svg:font-family="Calibri, 'Century Gothic'"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andard_20__28_user_29_" style:display-name="Standard (user)" style:family="paragraph" style:default-outline-level="">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s" fo:country="E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Arial1" fo:font-family="Arial" style:font-family-generic="roman" style:font-pitch="variable" fo:font-size="8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fo:color="#000000" loext:opacity="100%" style:font-name="Arial" fo:font-family="Arial" style:font-family-generic="swiss" style:font-pitch="variable" fo:font-size="8pt" style:font-size-asian="8pt" style:font-size-complex="8pt"/>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text-properties fo:color="#000000" loext:opacity="100%" style:font-name="Arial1" fo:font-size="10pt" fo:font-style="italic" officeooo:paragraph-rsid="001f449d" style:font-size-asian="10pt" style:font-style-asian="italic" style:font-size-complex="10pt" style:font-style-complex="italic"/>
    </style:style>
    <style:style style:name="MP2" style:family="paragraph" style:parent-style-name="Standard_20__28_user_29_">
      <style:paragraph-properties fo:text-align="end" style:justify-single-word="false"/>
      <style:text-properties style:font-name="Arial1" fo:font-size="10pt" fo:font-style="italic" officeooo:paragraph-rsid="001f449d" style:font-size-asian="10pt" style:font-style-asian="italic" style:font-size-complex="10pt" style:font-style-complex="italic"/>
    </style:style>
    <style:style style:name="MP3"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MP4" style:family="paragraph" style:parent-style-name="Standard_20__28_user_29_">
      <style:paragraph-properties fo:text-align="end" style:justify-single-word="false"/>
      <style:text-properties fo:color="#000000" loext:opacity="100%" style:font-name="Arial1" fo:font-size="10pt" fo:font-style="italic" officeooo:paragraph-rsid="001f449d" style:font-size-asian="10pt" style:font-style-asian="italic" style:font-size-complex="10pt" style:font-style-complex="italic"/>
    </style:style>
    <style:style style:name="MP5" style:family="paragraph" style:parent-style-name="Standard_20__28_user_29_">
      <style:paragraph-properties fo:text-align="end" style:justify-single-word="false"/>
      <style:text-properties fo:color="#000000" loext:opacity="100%" style:font-name="Arial1" fo:font-size="8pt" fo:font-style="italic" officeooo:paragraph-rsid="001f449d" style:font-size-asian="8pt" style:font-style-asian="italic" style:font-size-complex="8pt" style:font-style-complex="italic"/>
    </style:style>
    <style:style style:name="MT1" style:family="text">
      <style:text-properties fo:color="#000000" loext:opacity="100%" style:font-name="NewsGotT" fo:font-size="6pt" fo:language="pt" fo:country="BR" fo:font-style="normal" fo:font-weight="bold" style:font-name-asian="Calibri1" style:font-size-asian="6pt" style:language-asian="es" style:country-asian="ES" style:font-style-asian="normal" style:font-weight-asian="bold" style:font-name-complex="Calibri1" style:font-size-complex="6pt" style:language-complex="ar" style:country-complex="SA" style:font-style-complex="normal" style:font-weight-complex="bold"/>
    </style:style>
    <style:style style:name="M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MG_LOGO_AYTO$$</text:p>
        <text:p text:style-name="MP2">$$TRATAMIENTO_AYTO$$ $$NOMBRE_AYTO$$</text:p>
        <text:p text:style-name="MP2">$$NIF_AYTO$$</text:p>
        <text:p text:style-name="MP2"><draw:frame text:anchor-type="paragraph" draw:z-index="14" draw:name="Forma1" draw:style-name="Mgr1" draw:text-style-name="MP3" svg:width="6.407cm" svg:height="1.38cm" draw:transform="rotate (1.5707963267949) translate (-0.947208333333333cm 24.1352916666667cm)"><draw:text-box><text:p><text:span text:style-name="MT1">$$ID_PROCED$$</text:span></text:p></draw:text-box></draw:frame>$$DIRECCION_AYTO$$</text:p>
        <text:p text:style-name="MP2">$$TELEFONO_AYTO$$</text:p>
        <text:p text:style-name="MP4">$$WEB_AYTO$$</text:p>
        <text:p text:style-name="MP5"/>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38</meta:editing-cycles>
    <meta:creation-date>2019-09-12T08:50:52.807000000</meta:creation-date>
    <meta:editing-duration>PT5H45M37S</meta:editing-duration>
    <meta:generator>LibreOffice/7.0.2.2$Windows_X86_64 LibreOffice_project/8349ace3c3162073abd90d81fd06dcfb6b36b994</meta:generator>
    <dc:date>2021-05-07T08:35:01.300000000</dc:date>
    <meta:document-statistic meta:table-count="1" meta:image-count="12" meta:object-count="0" meta:page-count="3" meta:paragraph-count="54" meta:word-count="930" meta:character-count="6540" meta:non-whitespace-character-count="5648"/>
    <meta:user-defined meta:name="AppVersion">14.0000</meta:user-defined>
    <meta:user-defined meta:name="ContentTypeId">0x0101009D7085DDF5466C49A953C1C33449CB6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